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1656" calcext:value-type="float">
            <text:p>1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608" calcext:value-type="float">
            <text:p>1.3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346" calcext:value-type="float">
            <text:p>1.24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346" calcext:value-type="float">
            <text:p>1.24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49" calcext:value-type="float">
            <text:p>1.2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252" calcext:value-type="float">
            <text:p>1.2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36034782609" calcext:value-type="float">
            <text:p>1.160360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02996" calcext:value-type="float">
            <text:p>1.33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53460869565" calcext:value-type="float">
            <text:p>1.262534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35070967742" calcext:value-type="float">
            <text:p>1.3803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5536" calcext:value-type="float">
            <text:p>1.4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50451612903" calcext:value-type="float">
            <text:p>1.4065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7256" calcext:value-type="float">
            <text:p>1.56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77987096774" calcext:value-type="float">
            <text:p>1.372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3608" calcext:value-type="float">
            <text:p>1.5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32464516129" calcext:value-type="float">
            <text:p>1.405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7216" calcext:value-type="float">
            <text:p>1.5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40077419355" calcext:value-type="float">
            <text:p>1.547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24857142857" calcext:value-type="float">
            <text:p>1.6622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23225806452" calcext:value-type="float">
            <text:p>1.686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5535483871" calcext:value-type="float">
            <text:p>1.872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77875862069" calcext:value-type="float">
            <text:p>1.8427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63174193548" calcext:value-type="float">
            <text:p>1.797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7256" calcext:value-type="float">
            <text:p>2.19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54374193548" calcext:value-type="float">
            <text:p>2.2365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26374193548" calcext:value-type="float">
            <text:p>2.282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66219354839" calcext:value-type="float">
            <text:p>1.930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4984" calcext:value-type="float">
            <text:p>2.13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42580645161" calcext:value-type="float">
            <text:p>2.202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62044444444" calcext:value-type="float">
            <text:p>2.22662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3936" calcext:value-type="float">
            <text:p>2.33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69781818182" calcext:value-type="float">
            <text:p>2.39669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868" calcext:value-type="float">
            <text:p>2.3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64224" calcext:value-type="float">
            <text:p>2.349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58336" calcext:value-type="float">
            <text:p>2.198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19072" calcext:value-type="float">
            <text:p>2.303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235" calcext:value-type="float">
            <text:p>2.261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204" calcext:value-type="float">
            <text:p>2.26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156" calcext:value-type="float">
            <text:p>2.26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412" calcext:value-type="float">
            <text:p>2.28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396" calcext:value-type="float">
            <text:p>2.27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21818181818" calcext:value-type="float">
            <text:p>2.64621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83255172414" calcext:value-type="float">
            <text:p>2.8118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7848" calcext:value-type="float">
            <text:p>2.82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65517241379" calcext:value-type="float">
            <text:p>2.8246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2368" calcext:value-type="float">
            <text:p>2.7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97806451613" calcext:value-type="float">
            <text:p>2.6389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3872" calcext:value-type="float">
            <text:p>2.4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04077419355" calcext:value-type="float">
            <text:p>2.4770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8496" calcext:value-type="float">
            <text:p>2.5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42116129032" calcext:value-type="float">
            <text:p>2.5954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98057142857" calcext:value-type="float">
            <text:p>2.5659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17548387097" calcext:value-type="float">
            <text:p>2.510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1896" calcext:value-type="float">
            <text:p>2.48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92283870968" calcext:value-type="float">
            <text:p>2.4429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476" calcext:value-type="float">
            <text:p>2.41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65806451613" calcext:value-type="float">
            <text:p>2.364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03251612903" calcext:value-type="float">
            <text:p>2.202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2264" calcext:value-type="float">
            <text:p>2.24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36980645161" calcext:value-type="float">
            <text:p>2.516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7296" calcext:value-type="float">
            <text:p>2.4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85393548387" calcext:value-type="float">
            <text:p>2.493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30451612903" calcext:value-type="float">
            <text:p>2.473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20516129032" calcext:value-type="float">
            <text:p>2.391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4104" calcext:value-type="float">
            <text:p>2.31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60903225806" calcext:value-type="float">
            <text:p>2.2796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4048" calcext:value-type="float">
            <text:p>2.3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490683870968" calcext:value-type="float">
            <text:p>2.314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01961290323" calcext:value-type="float">
            <text:p>2.320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8144" calcext:value-type="float">
            <text:p>2.2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9375483871" calcext:value-type="float">
            <text:p>2.277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8336" calcext:value-type="float">
            <text:p>2.30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38735483871" calcext:value-type="float">
            <text:p>2.386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12825806452" calcext:value-type="float">
            <text:p>2.378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56551724138" calcext:value-type="float">
            <text:p>2.2255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024" calcext:value-type="float">
            <text:p>2.2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09032258064" calcext:value-type="float">
            <text:p>2.2220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6704" calcext:value-type="float">
            <text:p>2.2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98683870968" calcext:value-type="float">
            <text:p>2.1929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60877419355" calcext:value-type="float">
            <text:p>2.068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7664" calcext:value-type="float">
            <text:p>1.8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21961290323" calcext:value-type="float">
            <text:p>1.6342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8104" calcext:value-type="float">
            <text:p>1.58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56929032258" calcext:value-type="float">
            <text:p>1.789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83586206897" calcext:value-type="float">
            <text:p>1.83983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0255483871" calcext:value-type="float">
            <text:p>1.839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4064516129" calcext:value-type="float">
            <text:p>1.61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2008" calcext:value-type="float">
            <text:p>1.58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64258064516" calcext:value-type="float">
            <text:p>1.515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0304" calcext:value-type="float">
            <text:p>1.6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13290322581" calcext:value-type="float">
            <text:p>1.604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34296774194" calcext:value-type="float">
            <text:p>1.527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8768" calcext:value-type="float">
            <text:p>1.3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72335483871" calcext:value-type="float">
            <text:p>1.264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0015483871" calcext:value-type="float">
            <text:p>1.266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048" calcext:value-type="float">
            <text:p>1.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46812903226" calcext:value-type="float">
            <text:p>1.373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00722580645" calcext:value-type="float">
            <text:p>1.336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85648" calcext:value-type="float">
            <text:p>1.3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822812903226" calcext:value-type="float">
            <text:p>1.358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9016" calcext:value-type="float">
            <text:p>1.32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79277419355" calcext:value-type="float">
            <text:p>1.2547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009083870968" calcext:value-type="float">
            <text:p>1.1200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2072" calcext:value-type="float">
            <text:p>1.0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45522580645" calcext:value-type="float">
            <text:p>1.491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94" calcext:value-type="float">
            <text:p>1.4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71380645161" calcext:value-type="float">
            <text:p>1.4587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23371428571" calcext:value-type="float">
            <text:p>1.6522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88877419355" calcext:value-type="float">
            <text:p>1.641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0716" calcext:value-type="float">
            <text:p>1.792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02" meta:object-count="0"/>
    <meta:user-defined meta:name="AppVersion">3.0</meta:user-defined>
  </office:meta>
</office:document-meta>
</file>